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3" style:list-style-name="WWNum1">
      <style:paragraph-properties fo:margin-left="0cm" fo:margin-right="0cm" fo:text-indent="0cm" style:auto-text-indent="false"/>
    </style:style>
    <style:style style:name="P2" style:family="paragraph" style:parent-style-name="Subtitle">
      <style:paragraph-properties fo:margin-top="0cm" fo:margin-bottom="0cm" loext:contextual-spacing="false"/>
    </style:style>
    <style:style style:name="P3" style:family="paragraph" style:parent-style-name="Standard">
      <style:paragraph-properties fo:text-align="center" style:justify-single-word="false"/>
    </style:style>
    <style:style style:name="P4" style:family="paragraph" style:parent-style-name="Standard">
      <style:paragraph-properties fo:margin-top="0cm" fo:margin-bottom="0cm" loext:contextual-spacing="false"/>
    </style:style>
    <style:style style:name="P5" style:family="paragraph" style:parent-style-name="Standard">
      <style:paragraph-properties fo:margin-top="0cm" fo:margin-bottom="0cm" loext:contextual-spacing="false" fo:text-align="center" style:justify-single-word="false"/>
    </style:style>
    <style:style style:name="P6" style:family="paragraph" style:parent-style-name="Standard">
      <style:paragraph-properties fo:margin-top="0cm" fo:margin-bottom="0cm" loext:contextual-spacing="false">
        <style:tab-stops>
          <style:tab-stop style:position="3.392cm"/>
        </style:tab-stops>
      </style:paragraph-properties>
    </style:style>
    <style:style style:name="P7" style:family="paragraph" style:parent-style-name="Standard">
      <style:paragraph-properties fo:margin-top="0cm" fo:margin-bottom="0cm" loext:contextual-spacing="false">
        <style:tab-stops>
          <style:tab-stop style:position="3.493cm"/>
          <style:tab-stop style:position="3.992cm"/>
        </style:tab-stops>
      </style:paragraph-properties>
    </style:style>
    <style:style style:name="P8" style:family="paragraph" style:parent-style-name="Standard">
      <style:paragraph-properties fo:margin-top="0cm" fo:margin-bottom="0cm" loext:contextual-spacing="false">
        <style:tab-stops>
          <style:tab-stop style:position="3.392cm"/>
        </style:tab-stops>
      </style:paragraph-properties>
      <style:text-properties officeooo:rsid="001645d3" officeooo:paragraph-rsid="001645d3"/>
    </style:style>
    <style:style style:name="P9" style:family="paragraph" style:parent-style-name="Standard">
      <style:paragraph-properties fo:margin-top="0cm" fo:margin-bottom="0cm" loext:contextual-spacing="false" fo:text-align="center" style:justify-single-word="false" fo:break-before="page"/>
    </style:style>
    <style:style style:name="P10" style:family="paragraph" style:parent-style-name="Standard">
      <style:paragraph-properties fo:margin-top="0cm" fo:margin-bottom="0cm" loext:contextual-spacing="false" fo:break-before="page">
        <style:tab-stops>
          <style:tab-stop style:position="3.392cm"/>
        </style:tab-stops>
      </style:paragraph-properties>
    </style:style>
    <style:style style:name="P11" style:family="paragraph" style:parent-style-name="Standard">
      <style:paragraph-properties fo:margin-top="0cm" fo:margin-bottom="0cm" loext:contextual-spacing="false" fo:padding="0.049cm" fo:border="0.06pt solid #000000" style:shadow="none">
        <style:tab-stops>
          <style:tab-stop style:position="3.392cm"/>
        </style:tab-stops>
      </style:paragraph-properties>
      <style:text-properties officeooo:rsid="001645d3" officeooo:paragraph-rsid="001645d3"/>
    </style:style>
    <style:style style:name="P12" style:family="paragraph" style:parent-style-name="Standard">
      <style:paragraph-properties fo:margin-top="0cm" fo:margin-bottom="0cm" loext:contextual-spacing="false" fo:padding="0cm" fo:border="none" style:shadow="none">
        <style:tab-stops>
          <style:tab-stop style:position="3.392cm"/>
        </style:tab-stops>
      </style:paragraph-properties>
      <style:text-properties officeooo:rsid="001645d3" officeooo:paragraph-rsid="001645d3"/>
    </style:style>
    <style:style style:name="P13" style:family="paragraph" style:parent-style-name="Standard">
      <style:paragraph-properties fo:margin-left="0cm" fo:margin-right="0cm" fo:margin-top="0cm" fo:margin-bottom="0cm" loext:contextual-spacing="false" fo:text-indent="0cm" style:auto-text-indent="false"/>
    </style:style>
    <style:style style:name="P14" style:family="paragraph" style:parent-style-name="Standard">
      <style:paragraph-properties fo:margin-left="0cm" fo:margin-right="0cm" fo:margin-top="0cm" fo:margin-bottom="0cm" loext:contextual-spacing="false" fo:text-indent="1.27cm" style:auto-text-indent="false"/>
    </style:style>
    <style:style style:name="P15" style:family="paragraph" style:parent-style-name="Standard">
      <style:paragraph-properties fo:margin-top="0cm" fo:margin-bottom="0.247cm" loext:contextual-spacing="false" fo:line-height="120%" fo:orphans="2" fo:widows="2"/>
    </style:style>
    <style:style style:name="P16" style:family="paragraph" style:parent-style-name="Heading_20_1" style:list-style-name="WWNum1">
      <style:paragraph-properties fo:margin-left="0cm" fo:margin-right="0cm" fo:text-indent="0cm" style:auto-text-indent="false"/>
    </style:style>
    <style:style style:name="P17" style:family="paragraph" style:parent-style-name="Heading_20_1">
      <style:paragraph-properties fo:break-before="page"/>
    </style:style>
    <style:style style:name="P18" style:family="paragraph" style:parent-style-name="Title">
      <style:paragraph-properties fo:margin-top="0cm" fo:margin-bottom="0cm" loext:contextual-spacing="false"/>
    </style:style>
    <style:style style:name="P19" style:family="paragraph" style:parent-style-name="Title" style:master-page-name="Standard">
      <style:paragraph-properties fo:margin-top="0.423cm" fo:margin-bottom="0.212cm" loext:contextual-spacing="false" fo:line-height="100%" style:page-number="1"/>
    </style:style>
    <style:style style:name="T1" style:family="text">
      <style:text-properties fo:color="#660033"/>
    </style:style>
    <style:style style:name="T2" style:family="text">
      <style:text-properties fo:color="#660033" style:font-name="Liberation Serif" style:font-name-asian="Liberation Serif1" style:font-name-complex="Liberation Serif1"/>
    </style:style>
    <style:style style:name="T3" style:family="text">
      <style:text-properties style:font-name="Liberation Serif" style:font-name-asian="Liberation Serif1" style:font-name-complex="Liberation Serif1"/>
    </style:style>
    <style:style style:name="T4" style:family="text">
      <style:text-properties style:text-underline-style="solid" style:text-underline-width="auto" style:text-underline-color="font-color"/>
    </style:style>
    <style:style style:name="T5" style:family="text">
      <style:text-properties fo:color="#000000" style:font-name="Liberation Serif" fo:font-size="12pt" fo:font-weight="normal" style:font-name-asian="Liberation Serif1" style:font-size-asian="12pt" style:font-weight-asian="normal" style:font-name-complex="Liberation Serif1" style:font-size-complex="12pt"/>
    </style:style>
    <style:style style:name="T6"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tracked-changes text:track-changes="false">
        <text:changed-region xml:id="ct46363728" text:id="ct46363728">
          <text:insertion>
            <office:change-info>
              <dc:creator>Jean Baptiste Lauté</dc:creator>
              <dc:date>2016-12-12T04:11:53</dc:date>
            </office:change-info>
          </text:insertion>
        </text:changed-region>
        <text:changed-region xml:id="ct76545360" text:id="ct76545360">
          <text:insertion>
            <office:change-info>
              <dc:creator>Jean Baptiste Lauté</dc:creator>
              <dc:date>2016-12-12T04:11:53</dc:date>
            </office:change-info>
          </text:insertion>
        </text:changed-region>
        <text:changed-region xml:id="ct78967904" text:id="ct78967904">
          <text:insertion>
            <office:change-info>
              <dc:creator>Jean Baptiste Lauté</dc:creator>
              <dc:date>2016-12-12T04:11:53</dc:date>
            </office:change-info>
          </text:insertion>
        </text:changed-region>
        <text:changed-region xml:id="ct32594576" text:id="ct32594576">
          <text:insertion>
            <office:change-info>
              <dc:creator>Jean Baptiste Lauté</dc:creator>
              <dc:date>2016-12-12T04:11:53</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RAPPORT DE PROJET</text:p>
      <text:p text:style-name="P18">MÉTHODE DE COMPILATION</text:p>
      <text:p text:style-name="P18"/>
      <text:p text:style-name="P4"/>
      <text:p text:style-name="P4"/>
      <text:p text:style-name="P4"/>
      <text:p text:style-name="P4"/>
      <text:p text:style-name="P2">« La domotique, c’est fantastique »</text:p>
      <text:p text:style-name="P2"/>
      <text:p text:style-name="P4"/>
      <text:p text:style-name="P4"><office:annotation><dc:creator>Jean Baptiste Lauté</dc:creator><dc:date>2016-12-12T04:11:53</dc:date><text:p><text:span text:style-name="T6">reste a faire</text:span></text:p></office:annotation><text:change-start text:change-id="ct46363728"/>dans le document textuel, il nous faut :</text:p>
      <text:p text:style-name="P4"/>
      <text:p text:style-name="P4"><text:change-end text:change-id="ct46363728"/><office:annotation><dc:creator>Jean Baptiste Lauté</dc:creator><dc:date>2016-12-12T04:11:53</dc:date><text:p><text:span text:style-name="T6">reste a faire</text:span></text:p></office:annotation><text:change-start text:change-id="ct76545360"/></text:p>
      <text:p text:style-name="P4"/>
      <text:p text:style-name="P4"><text:change-end text:change-id="ct76545360"/><office:annotation><dc:creator>Jean Baptiste Lauté</dc:creator><dc:date>2016-12-12T04:11:53</dc:date><text:p><text:span text:style-name="T6">reste a faire</text:span></text:p></office:annotation><text:change-start text:change-id="ct78967904"/>- 3 rapports de compil et prog java pour les <text:s/>3 tests ex1,2,3</text:p>
      <text:p text:style-name="P4"/>
      <text:p text:style-name="P4"><text:change-end text:change-id="ct78967904"/><office:annotation><dc:creator>Jean Baptiste Lauté</dc:creator><dc:date>2016-12-12T04:11:53</dc:date><text:p><text:span text:style-name="T6">reste a faire</text:span></text:p></office:annotation><text:change-start text:change-id="ct32594576"/>-éventuel s rapp avec tests de notre choix</text:p>
      <text:p text:style-name="P4"/>
      <text:p text:style-name="P4"/>
      <text:p text:style-name="P4"/>
      <text:p text:style-name="P4"/>
      <text:p text:style-name="P4"/>
      <text:p text:style-name="P4"><text:change-end text:change-id="ct32594576"/></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Auteurs :</text:p>
      <text:p text:style-name="P5">Jean-Baptiste LAUTE</text:p>
      <text:p text:style-name="P3">Jean-Michel FAZZARI</text:p>
      <text:p text:style-name="P9"/>
      <text:list xml:id="list7397967655152025953" text:style-name="WWNum1">
        <text:list-item>
          <text:p text:style-name="P16">La grammaire</text:p>
        </text:list-item>
      </text:list>
      <text:p text:style-name="P6"/>
      <text:p text:style-name="P7">Axiome <text:tab/>→ <text:span text:style-name="T1">t_BAL_PROG_OUV</text:span> <text:s/>Appareils Interfaces <text:s/>Scenarii <text:s/>Commandes <text:span text:style-name="T1"><text:s/><text:tab/><text:tab/><text:tab/>t_BAL_PROG_FER</text:span></text:p>
      <text:p text:style-name="P6">Appareils <text:tab/>→ <text:span text:style-name="T1">t_DECLA_APP_OUV</text:span> <text:s/>Details_appareil <text:s/>t<text:span text:style-name="T1">_DECLA_APP_FER</text:span></text:p>
      <text:p text:style-name="P6">Details_appareil <text:tab/>→ Recu_appareil <text:s/>Details_appareil <text:s/></text:p>
      <text:p text:style-name="P6"><text:tab/><text:tab/>| <text:span text:style-name="T2">ε</text:span><text:span text:style-name="T1"> </text:span></text:p>
      <text:p text:style-name="P6">Recu_appareil <text:tab/>→ Un_Appareil </text:p>
      <text:p text:style-name="P6"><text:tab/><text:tab/>| Autre_appareils</text:p>
      <text:p text:style-name="P6"><text:tab/><text:tab/>| Definir_appareil</text:p>
      <text:p text:style-name="P6">Un_Appareil <text:tab/>→ <text:span text:style-name="T1">t_Type</text:span> <text:s/>Variables_appareil <text:s/><text:span text:style-name="T1">POINT</text:span> <text:s/></text:p>
      <text:p text:style-name="P6">Variables_appareil<text:tab/>→ <text:span text:style-name="T1">t_ident</text:span> <text:s/>Suitet_ident_app <text:s/></text:p>
      <text:p text:style-name="P6">Suitet_ident_app <text:tab/>→ <text:span text:style-name="T1">VIRGULE</text:span> <text:s/><text:span text:style-name="T1">t_ident </text:span><text:s/>Suitet_ident_app</text:p>
      <text:p text:style-name="P6"><text:tab/><text:tab/>| <text:span text:style-name="T3">ε</text:span></text:p>
      <text:p text:style-name="P6"><text:span text:style-name="T3">Autre_appareils <text:tab/>→</text:span><text:span text:style-name="T2"> t_autre_appareil</text:span><text:span text:style-name="T3"> <text:s/></text:span><text:span text:style-name="T2">PAROUV <text:s/>t_sous_Type <text:s/>PARFERM</text:span><text:span text:style-name="T3"> <text:s/>Variables_appareil <text:tab/><text:tab/></text:span><text:span text:style-name="T2">POINT</text:span></text:p>
      <text:p text:style-name="P6"><text:span text:style-name="T3">Suite_Autre_appareils →</text:span><text:span text:style-name="T2"> VIRGULE <text:s/>t_ident</text:span><text:span text:style-name="T3"> <text:s/>Suite_Autre_appareils</text:span></text:p>
      <text:p text:style-name="P6"><text:span text:style-name="T3"><text:tab/><text:tab/>| </text:span><text:span text:style-name="T2">ε</text:span><text:span text:style-name="T1"> </text:span></text:p>
      <text:p text:style-name="P6">Definir_appareil <text:tab/>→ <text:span text:style-name="T1">DEFINIR <text:s/>t_ident <text:s/>EGAL CROCHETOUV</text:span> <text:s/>Suite_ident <text:s/><text:span text:style-name="T1">CROCHETFERM <text:tab/><text:tab/>POINT</text:span></text:p>
      <text:p text:style-name="P6">Suite_ident <text:tab/>→<text:span text:style-name="T1"> t_ident </text:span><text:s/>Autre_ident</text:p>
      <text:p text:style-name="P6">Autre_ident<text:tab/>→ <text:span text:style-name="T1">VIRGULE <text:s/>t_ident </text:span><text:s/>Autre_ident</text:p>
      <text:p text:style-name="P6"><text:tab/><text:span text:style-name="T3"><text:tab/>| </text:span><text:span text:style-name="T2">ε</text:span><text:span text:style-name="T1"> </text:span></text:p>
      <text:p text:style-name="P6">Interfaces <text:tab/>→ <text:span text:style-name="T1">t_DECLA_INT_OUV</text:span> <text:s/>Details_interface <text:s/><text:span text:style-name="T1">t_DECLA_INT_FER</text:span></text:p>
      <text:p text:style-name="P6">Details_interface <text:tab/>→ Recu_interfaces <text:s/>Details_interface</text:p>
      <text:p text:style-name="P6"><text:tab/><text:tab/><text:span text:style-name="T3">| </text:span><text:span text:style-name="T2">ε</text:span><text:span text:style-name="T1"> </text:span></text:p>
      <text:p text:style-name="P6">Recu_interfaces <text:tab/>→<text:span text:style-name="T1"> t_Interface</text:span> <text:s/>Variables_interface <text:s/><text:span text:style-name="T1">POINT</text:span></text:p>
      <text:p text:style-name="P6">Variables_interface → <text:span text:style-name="T1">t_ident</text:span> <text:s/>SuiteInterface</text:p>
      <text:p text:style-name="P6">SuiteInterface <text:tab/>→ <text:span text:style-name="T1">VIRGULE <text:s/>t_ident </text:span><text:s/>SuiteInterface</text:p>
      <text:p text:style-name="P6">Scenarii <text:tab/>→ <text:span text:style-name="T1">t_DECLA_SCE_OUV</text:span> <text:s/>Details_scenarii <text:s/><text:span text:style-name="T1">t_DECLA_SCE_FER</text:span></text:p>
      <text:p text:style-name="P6">Details_scenarii <text:tab/>→ <text:span text:style-name="T1">t_SCE_OUV <text:s/>t_ident <text:s/>PGQ</text:span> <text:s/>Details_scenario <text:span text:style-name="T1">t_SCE_FER <text:s/>t_ident <text:s/>PGQ </text:span><text:tab/><text:tab/>Details_scenarii</text:p>
      <text:p text:style-name="P6"><text:tab/><text:tab/><text:span text:style-name="T3">| </text:span><text:span text:style-name="T2">ε</text:span><text:span text:style-name="T1"> </text:span></text:p>
      <text:p text:style-name="P6">Details_scenario <text:tab/>→ Content_action <text:s/>Details_scenario <text:s/></text:p>
      <text:p text:style-name="P6"><text:tab/><text:tab/><text:span text:style-name="T3">| </text:span><text:span text:style-name="T2">ε</text:span><text:span text:style-name="T1"> </text:span></text:p>
      <text:p text:style-name="P6">Content_action <text:tab/>→ Condition_si <text:s/></text:p>
      <text:p text:style-name="P6"><text:tab/><text:tab/>| Boucle_Pourtout</text:p>
      <text:p text:style-name="P6"><text:tab/><text:tab/>| <text:span text:style-name="T1">t_executer_scenario <text:s/>t_ident <text:s/>POINTVIRGULE</text:span></text:p>
      <text:p text:style-name="P6"><text:tab/><text:tab/>| <text:span text:style-name="T1">t_message <text:s/>PAROUV</text:span> <text:s/>corps_message <text:s/>Suite_message <text:s/><text:span text:style-name="T1">PARFERM</text:span> <text:tab/><text:tab/><text:tab/><text:span text:style-name="T1">POINTVIRGULE</text:span></text:p>
      <text:p text:style-name="P6"><text:tab/><text:tab/>|<text:span text:style-name="T1"> t_ident <text:s/>POINT <text:s/>t_action <text:s/>POINTVIRGULE</text:span></text:p>
      <text:p text:style-name="P6">Condition_si <text:tab/>→ <text:span text:style-name="T1">SI PAROUV <text:s/>t_ident <text:s/>POINT ETAT <text:s/>t_comparateurs <text:s/>t_etat <text:s text:c="2"/>PARFERM <text:s/><text:tab/><text:tab/>ALORS </text:span>Details_scenario <text:s/>Suite_si</text:p>
      <text:p text:style-name="P6">Suite_si <text:tab/>→ <text:span text:style-name="T1">FSI <text:s text:c="2"/>POINTVIRGULE</text:span></text:p>
      <text:p text:style-name="P6"><text:tab/><text:tab/>| <text:span text:style-name="T1">SINON</text:span> <text:s/>Details_scenario <text:s/><text:span text:style-name="T1">FSI POINTVIRGULE</text:span></text:p>
      <text:p text:style-name="P6">Boucle_Pourtout <text:tab/>→ <text:span text:style-name="T1">POURTOUT <text:s/>t_ident <text:s text:c="2"/>DEUXPOINTS</text:span> <text:s/>Type_Pourtout <text:s/><text:span text:style-name="T1">FAIRE</text:span> <text:tab/><text:tab/><text:tab/><text:tab/>Details_scenario <text:s/><text:span text:style-name="T1">FAIT <text:s/>POINTVIRGULE</text:span></text:p>
      <text:p text:style-name="P6">Type_Pourtout <text:tab/>→<text:span text:style-name="T1"> t_Type</text:span></text:p>
      <text:p text:style-name="P6"><text:tab/><text:tab/>| <text:span text:style-name="T1"><text:s/>t_ident <text:s/></text:span></text:p>
      <text:p text:style-name="P6"><text:soft-page-break/><text:tab/><text:tab/>| <text:span text:style-name="T1">t_autre_appareil</text:span> <text:s/>Affiche_autre_appareil</text:p>
      <text:p text:style-name="P6">Suite_message <text:tab/>→ <text:span text:style-name="T1">VIRGULE</text:span> <text:s/>corps_message <text:s/>Suite_message </text:p>
      <text:p text:style-name="P6"><text:tab/><text:tab/><text:span text:style-name="T3">| </text:span><text:span text:style-name="T2">ε</text:span><text:span text:style-name="T1"> </text:span></text:p>
      <text:p text:style-name="P6">corps_message <text:tab/>→ <text:span text:style-name="T1">t_texte</text:span></text:p>
      <text:p text:style-name="P6"><text:tab/><text:tab/>| <text:span text:style-name="T1">t_ident</text:span></text:p>
      <text:p text:style-name="P6"><text:tab/><text:tab/>| <text:span text:style-name="T1">t_ident <text:s/>POINT <text:s text:c="2"/>ETAT</text:span></text:p>
      <text:p text:style-name="P6">Affiche_autre_appareil →<text:span text:style-name="T1"> PAROUV <text:s/>t_sous_Type <text:s/>PARFERM</text:span></text:p>
      <text:p text:style-name="P6"><text:tab/><text:tab/><text:span text:style-name="T3">|</text:span><text:span text:style-name="T2"> ε</text:span><text:span text:style-name="T1"> </text:span></text:p>
      <text:p text:style-name="P6">Commandes <text:tab/>→<text:span text:style-name="T1"> t_DECLA_COM_OUV</text:span> <text:s/>Details_commande <text:s/><text:span text:style-name="T1">t_DECLA_COM_FER</text:span></text:p>
      <text:p text:style-name="P6">Details_commande →Recu_commande <text:s/>Details_commande</text:p>
      <text:p text:style-name="P6"><text:tab/><text:tab/><text:span text:style-name="T3">| </text:span><text:span text:style-name="T2">ε</text:span> </text:p>
      <text:p text:style-name="P6">Recu_commande <text:tab/>→ <text:span text:style-name="T1">ASSOCIER <text:s/>t_ident EGAL <text:s/>Asso</text:span></text:p>
      <text:p text:style-name="P6"><text:tab/><text:tab/>| PROGRAMMER <text:s/><text:span text:style-name="T1">t_ident <text:s/>EGAL</text:span> <text:s/>Prog</text:p>
      <text:p text:style-name="P6">Suitet_ident_Asso <text:tab/>→ t_ident <text:s/>Rec_Suitet_ident_Asso</text:p>
      <text:p text:style-name="P6">Prog <text:tab/>→ Date_Comm <text:s/><text:span text:style-name="T1">POINT</text:span></text:p>
      <text:p text:style-name="P6"><text:tab/><text:tab/>| <text:span text:style-name="T1">CROCHETOUV</text:span> <text:s/>Suitet_ident_Prog <text:s/><text:span text:style-name="T1">CROCHETFERM <text:s/>POINT</text:span></text:p>
      <text:p text:style-name="P6">Date_Comm<text:tab/>→ <text:s/><text:span text:style-name="T1">AROUV <text:s/>t_date <text:s/>VIRGULE <text:s/>t_date <text:s/>VIRGULE <text:s/>t_date <text:s/>VIRGULE <text:s/>t_date</text:span> <text:tab/><text:tab/><text:span text:style-name="T1">VIRGULE <text:s/>t_date <text:s/>PARFERM</text:span></text:p>
      <text:p text:style-name="P6">Suitet_ident_Prog <text:tab/>→ Date_Comm <text:s/>REC_Suitet_ident_Prog</text:p>
      <text:p text:style-name="P6">REC_Suitet_ident_Prog → <text:span text:style-name="T1">VIRGULE </text:span><text:s/>Date_Comm <text:s/>REC_Suitet_ident_Prog</text:p>
      <text:p text:style-name="P6"><text:tab/><text:tab/><text:span text:style-name="T3">| </text:span><text:span text:style-name="T2">ε</text:span><text:span text:style-name="T1"> </text:span></text:p>
      <text:p text:style-name="Standard"/>
      <text:p text:style-name="P10"/>
      <text:list xml:id="list225637631754489" text:continue-numbering="true" text:style-name="WWNum1">
        <text:list-item>
          <text:p text:style-name="P16">Nos choix…</text:p>
        </text:list-item>
      </text:list>
      <text:p text:style-name="P4"/>
      <text:p text:style-name="P4">Nous avons décidé de tirer le meilleur parti de la programmation Jcup. Pour ce faire, nous avons alliés l’analyse ascendante, et l’analyse descendante. Ainsi, nous avons pu a loisir utiliser les attributs hérités ou attribués afin d’obtenir le meilleur résultat.</text:p>
      <text:p text:style-name="P4"/>
      <text:list xml:id="list225638902328607" text:continue-numbering="true" text:style-name="WWNum1">
        <text:list-item>
          <text:list>
            <text:list-item>
              <text:list>
                <text:list-item>
                  <text:p text:style-name="P1">La gestion des erreurs</text:p>
                </text:list-item>
              </text:list>
            </text:list-item>
          </text:list>
        </text:list-item>
      </text:list>
      <text:p text:style-name="P4"><text:span text:style-name="T4">Première étape</text:span></text:p>
      <text:p text:style-name="P4"/>
      <text:p text:style-name="P14">Analyse lexicale</text:p>
      <text:p text:style-name="P14">Les mots non reconnus ainsi que les commentaires sont supprimés dans cette première étape.</text:p>
      <text:p text:style-name="P14">Seul, les mots clés , les idents et les messages sont captés et vont vers le parser.</text:p>
      <text:p text:style-name="P14"/>
      <text:p text:style-name="P13"><text:span text:style-name="T4">Deuxième étape</text:span></text:p>
      <text:p text:style-name="P13"/>
      <text:p text:style-name="P13"><text:tab/>Analyse syntaxique</text:p>
      <text:p text:style-name="P14">Lorsque le parser rencontre une erreur de syntaxe, elle est affiché avec la ligne et le numéro du script de départ. </text:p>
      <text:p text:style-name="P14"><text:tab/> <text:tab/> <text:tab/> <text:tab/></text:p>
      <text:p text:style-name="P4"><text:span text:style-name="T4">Troisième étape</text:span></text:p>
      <text:p text:style-name="P4"/>
      <text:p text:style-name="P4"><text:tab/>Ident_unique :</text:p>
      <text:p text:style-name="P4"/>
      <text:p text:style-name="P4">Nous avons créé une liste pour collecter les idents à la volée et lorsque l’on en rencontre sur le parcours descendant , une fonction affiche un message d’erreur si l’ident existe déjà.</text:p>
      <text:p text:style-name="P4"/>
      <text:p text:style-name="P14">Format_Date</text:p>
      <text:p text:style-name="P4">Nous nous sommes appuyer sur la méthode de parsing d’une date de java SimpleDateFormat</text:p>
      <text:p text:style-name="P4">Si le parsage se fait sur une date erronée, il affiche un message d’erreur</text:p>
      <text:p text:style-name="P4"/>
      <text:p text:style-name="P14">Action 1 et 2</text:p>
      <text:p text:style-name="P14"/>
      <text:p text:style-name="P4">Comme le Result était utilisé pour la quatrième partie (production du code java) nous avons décidé de faire de l’analyse descendante en relevant le type des idents concernés et en comparant ces types avec les actions autorisées.</text:p>
      <text:p text:style-name="P4">Pour ce faire, nous avons constitué deux HashMap :</text:p>
      <text:p text:style-name="P4"/>
      <text:p text:style-name="P4">L’un met en relation une clé du type avec un tableau d’action : actionHash(String type, [] String TableauAction), il est initialisé par les actions autorisées.</text:p>
      <text:p text:style-name="P4">L’autre met en relation une clé de l’ident avec le type : appareilHash(String ident, String type) et il est alimenté au fil du parcours descendant de la grammaire.</text:p>
      <text:p text:style-name="P4"/>
      <text:p text:style-name="P4">Ainsi, à partir d’un ident rencontré sur lequel on propose une action, on peut rechercher son type avec appareilHash et grâce à son type, on peut obtenir le tableau de ces actions autorisées.On les comparent a l’action proposée. On imprime un message d’erreur lorsque l’action n’est pas trouvé dans ce tableau d’action.</text:p>
      <text:p text:style-name="P4"/>
      <text:p text:style-name="P4"><text:soft-page-break/>Pour l’action 1, il nous fallait comparer à la liste d’ident préalablement constitué si l’ident était existant</text:p>
      <text:p text:style-name="P4"/>
      <text:list xml:id="list225639056683411" text:continue-numbering="true" text:style-name="WWNum1">
        <text:list-item>
          <text:list>
            <text:list-item>
              <text:list>
                <text:list-item>
                  <text:p text:style-name="P1">La génération des fichiers</text:p>
                </text:list-item>
              </text:list>
            </text:list-item>
          </text:list>
        </text:list-item>
      </text:list>
      <text:p text:style-name="P15"><text:span text:style-name="T5">Afin de générer les fichiers nécessaires au fonctionnement du logiciel de domotique, nous avons pris le choix de créer deux variables texte alimentées tout au long du processus, et de créer et renseigner un fichier qu’une fois le processus terminé. Cela nous permet de ne faire qu’un seul accès disque plutôt que d’ouvrir un fichier en écriture pour la durée de l’analyse.</text:span></text:p>
      <text:p text:style-name="P15"/>
      <text:list xml:id="list225639017119531" text:continue-numbering="true" text:style-name="WWNum1">
        <text:list-item>
          <text:p text:style-name="P16">...Et leurs conséquences</text:p>
        </text:list-item>
      </text:list>
      <text:p text:style-name="P6"/>
      <text:p text:style-name="P6"/>
      <text:p text:style-name="P6"><text:span text:style-name="T3">Malheureusement, il reste des cas non gérés. Notre plus grande difficulté se trouvait, et se trouve encore dans la gestion des incréments de variables. Nous n’avons pas à ce jour réglé cette problématique. De ce fait, nous pouvons nous retrouver avec des erreurs quand la grammaire </text:span>reconnaît<text:span text:style-name="T3"> ses conditionnelles.</text:span></text:p>
      <text:p text:style-name="P6"/>
      <text:p text:style-name="P6"><text:span text:style-name="T3">Nous nous retrouvons avec un fichier CUP volumineux. Nous avons choisis de détailler notre grammaire un maximum, pour nous laisser le loisir d’être le plus précis dans nos méthodes de développement, mais le revers de la médaille c’est que nous avons un code assez complexe, et difficile à maintenir.</text:span></text:p>
      <text:p text:style-name="P6"/>
      <text:list xml:id="list225638979146059" text:continue-numbering="true" text:style-name="WWNum1">
        <text:list-item>
          <text:p text:style-name="P16">Répartition des tâches</text:p>
        </text:list-item>
      </text:list>
      <text:p text:style-name="P6"/>
      <text:p text:style-name="P6"><text:span text:style-name="T3">La grammaire à été réalisée en commun. Nous avons tou</text:span>s les<text:span text:style-name="T3"> deux critiqué et enrichi nos réflexions afin d’être le plus efficace possible.</text:span></text:p>
      <text:p text:style-name="P6"/>
      <text:p text:style-name="P6"><text:span text:style-name="T3">La gestion des erreurs à été réalisée par Jean-Baptiste.</text:span></text:p>
      <text:p text:style-name="P6"/>
      <text:p text:style-name="P6"><text:span text:style-name="T3">La génération du code à été réalisée par Jean-Michel :</text:span></text:p>
      <text:p text:style-name="P6"/>
      <text:p text:style-name="P6"><text:span text:style-name="T3">«  La génération contient pour moi deux parties bien distinctes. Les scenarii, et le reste. Autant je n’ai pas eu de difficultés à générer les déclarations, les interfaces, etc.. Autant les scenarii m’ont donnés BEAUCOUP de fil à retordre, et notamment la gestion des nom de variables dans les boucle for si elles sont imbriquées dans une conditionnelle. Pour le reste, j’estime n’avoir pas eu trop de mal à le réaliser. »</text:span></text:p>
      <text:p text:style-name="P6"/>
      <text:p text:style-name="P6"/>
      <text:p text:style-name="P6"/>
      <text:p text:style-name="P6"/>
      <text:p text:style-name="P6"/>
      <text:p text:style-name="P17">Les rapports</text:p>
      <text:p text:style-name="P6"/>
      <text:p text:style-name="P8">Rapport de compilation pour l’exemple n°1 :</text:p>
      <text:p text:style-name="P11"/>
      <text:p text:style-name="P11">--------------------------------------------</text:p>
      <text:p text:style-name="P11">Cette génération concerne les fichiers [projet]</text:p>
      <text:p text:style-name="P11">--------------------------------------------</text:p>
      <text:p text:style-name="P11">____________________________________________</text:p>
      <text:p text:style-name="P11">---------- DEBUT Génération JFlex ----------</text:p>
      <text:p text:style-name="P11">--------------------------------------------</text:p>
      <text:p text:style-name="P11">Reading "projet.lex"</text:p>
      <text:p text:style-name="P11"/>
      <text:p text:style-name="P11">Warning in file "projet.lex" (line 210): </text:p>
      <text:p text:style-name="P11">Expression matches the empty string, which may lead to non-termination.</text:p>
      <text:p text:style-name="P11">{comparateurs} {return new Symbol (sym.t_comparateurs, new String(yytext()));}</text:p>
      <text:p text:style-name="P11"/>
      <text:p text:style-name="P11">Warning in file "projet.lex" (line 214): </text:p>
      <text:p text:style-name="P11">Expression matches the empty string, which may lead to non-termination.</text:p>
      <text:p text:style-name="P11">[\ \n\t]* {}</text:p>
      <text:p text:style-name="P11">Constructing NFA : 1 367 states in NFA</text:p>
      <text:p text:style-name="P11">Converting NFA to DFA : </text:p>
      <text:p text:style-name="P11">...................................................................................................................................................................................................................................................................................................................................................................................................................................................................................</text:p>
      <text:p text:style-name="P11">469 states before minimization, 411 states in minimized DFA</text:p>
      <text:p text:style-name="P11">Writing code to "Yylex.java"</text:p>
      <text:p text:style-name="P11">--------------------------------------------</text:p>
      <text:p text:style-name="P11">----------- FIN Génération JFlex -----------</text:p>
      <text:p text:style-name="P11">____________________________________________</text:p>
      <text:p text:style-name="P11">----------- DEBUT Génération CUP -----------</text:p>
      <text:p text:style-name="P11">--------------------------------------------</text:p>
      <text:p text:style-name="P11">------- CUP v0.11a beta 20060608 Parser Generation Summary -------</text:p>
      <text:p text:style-name="P11"><text:s text:c="2"/>0 errors and 0 warnings</text:p>
      <text:p text:style-name="P11"><text:s text:c="2"/>47 terminals, 56 non-terminals, and 84 productions declared, </text:p>
      <text:p text:style-name="P11"><text:s text:c="2"/>producing 189 unique parse states.</text:p>
      <text:p text:style-name="P11"><text:s text:c="2"/>0 terminals declared but not used.</text:p>
      <text:p text:style-name="P11"><text:s text:c="2"/>0 non-terminals declared but not used.</text:p>
      <text:p text:style-name="P11"><text:s text:c="2"/>0 productions never reduced.</text:p>
      <text:p text:style-name="P11"><text:s text:c="2"/>0 conflicts detected (0 expected).</text:p>
      <text:p text:style-name="P11"><text:s text:c="2"/>Code written to "parser.java", and "sym.java".</text:p>
      <text:p text:style-name="P11">---------------------------------------------------- (v0.11a beta 20060608)</text:p>
      <text:p text:style-name="P11">--------------------------------------------</text:p>
      <text:p text:style-name="P11">------------ FIN Génération CUP ------------</text:p>
      <text:p text:style-name="P11">____________________________________________</text:p>
      <text:p text:style-name="P11">------------ DEBUT Compilation -------------</text:p>
      <text:p text:style-name="P11">--------------------------------------------</text:p>
      <text:p text:style-name="P11">--------------------------------------------</text:p>
      <text:p text:style-name="P11">------------- FIN Compilation --------------</text:p>
      <text:p text:style-name="P11">____________________________________________</text:p>
      <text:p text:style-name="P11">----------- Lancemant du parser ------------</text:p>
      <text:p text:style-name="P11"><text:soft-page-break/>--------------------------------------------</text:p>
      <text:p text:style-name="P11"><text:s text:c="3"/></text:p>
      <text:p text:style-name="P11">Recompilation du simulateur SiDo a partir de SiDoInit en <text:s text:c="5"/>/home/jean-michel/ProjetCompil/projet/test</text:p>
      <text:p text:style-name="P11"><text:s text:c="3"/>avec les fichiers CMaisonUser.java et HabitatSpecific.java de <text:s text:c="5"/>code_ex1</text:p>
      <text:p text:style-name="P11"><text:s text:c="3"/>dans <text:s text:c="5"/>exemple1</text:p>
      <text:p text:style-name="P11"><text:s text:c="3"/></text:p>
      <text:p text:style-name="P11"><text:s text:c="3"/>creation et copies ok</text:p>
      <text:p text:style-name="P11"><text:s text:c="3"/></text:p>
      <text:p text:style-name="P11"><text:s text:c="3"/>compilation ok</text:p>
      <text:p text:style-name="P11"><text:s text:c="3"/></text:p>
      <text:p text:style-name="P11"><text:s text:c="3"/>creation jar ok</text:p>
      <text:p text:style-name="P11"/>
      <text:p text:style-name="P8"/>
      <text:p text:style-name="P8"/>
      <text:p text:style-name="P8">Rapport de compilation pour l’exemple n°2 :</text:p>
      <text:p text:style-name="P11">--------------------------------------------</text:p>
      <text:p text:style-name="P11">Cette génération concerne les fichiers [projet]</text:p>
      <text:p text:style-name="P11">--------------------------------------------</text:p>
      <text:p text:style-name="P11">____________________________________________</text:p>
      <text:p text:style-name="P11">---------- DEBUT Génération JFlex ----------</text:p>
      <text:p text:style-name="P11">--------------------------------------------</text:p>
      <text:p text:style-name="P11">Reading "projet.lex"</text:p>
      <text:p text:style-name="P11"/>
      <text:p text:style-name="P11">Warning in file "projet.lex" (line 210): </text:p>
      <text:p text:style-name="P11">Expression matches the empty string, which may lead to non-termination.</text:p>
      <text:p text:style-name="P11">{comparateurs} {return new Symbol (sym.t_comparateurs, new String(yytext()));}</text:p>
      <text:p text:style-name="P11"/>
      <text:p text:style-name="P11">Warning in file "projet.lex" (line 214): </text:p>
      <text:p text:style-name="P11">Expression matches the empty string, which may lead to non-termination.</text:p>
      <text:p text:style-name="P11">[\ \n\t]* {}</text:p>
      <text:p text:style-name="P11">Constructing NFA : 1 367 states in NFA</text:p>
      <text:p text:style-name="P11">Converting NFA to DFA : </text:p>
      <text:p text:style-name="P11">...................................................................................................................................................................................................................................................................................................................................................................................................................................................................................</text:p>
      <text:p text:style-name="P11">469 states before minimization, 411 states in minimized DFA</text:p>
      <text:p text:style-name="P11">Writing code to "Yylex.java"</text:p>
      <text:p text:style-name="P11">--------------------------------------------</text:p>
      <text:p text:style-name="P11">----------- FIN Génération JFlex -----------</text:p>
      <text:p text:style-name="P11">____________________________________________</text:p>
      <text:p text:style-name="P11">----------- DEBUT Génération CUP -----------</text:p>
      <text:p text:style-name="P11">--------------------------------------------</text:p>
      <text:p text:style-name="P11">------- CUP v0.11a beta 20060608 Parser Generation Summary -------</text:p>
      <text:p text:style-name="P11"><text:s text:c="2"/>0 errors and 0 warnings</text:p>
      <text:p text:style-name="P11"><text:s text:c="2"/>47 terminals, 56 non-terminals, and 84 productions declared, </text:p>
      <text:p text:style-name="P11"><text:s text:c="2"/>producing 189 unique parse states.</text:p>
      <text:p text:style-name="P11"><text:s text:c="2"/>0 terminals declared but not used.</text:p>
      <text:p text:style-name="P11"><text:s text:c="2"/>0 non-terminals declared but not used.</text:p>
      <text:p text:style-name="P11"><text:s text:c="2"/>0 productions never reduced.</text:p>
      <text:p text:style-name="P11"><text:s text:c="2"/>0 conflicts detected (0 expected).</text:p>
      <text:p text:style-name="P11"><text:s text:c="2"/>Code written to "parser.java", and "sym.java".</text:p>
      <text:p text:style-name="P11"><text:soft-page-break/>---------------------------------------------------- (v0.11a beta 20060608)</text:p>
      <text:p text:style-name="P11">--------------------------------------------</text:p>
      <text:p text:style-name="P11">------------ FIN Génération CUP ------------</text:p>
      <text:p text:style-name="P11">____________________________________________</text:p>
      <text:p text:style-name="P11">------------ DEBUT Compilation -------------</text:p>
      <text:p text:style-name="P11">--------------------------------------------</text:p>
      <text:p text:style-name="P11">--------------------------------------------</text:p>
      <text:p text:style-name="P11">------------- FIN Compilation --------------</text:p>
      <text:p text:style-name="P11">____________________________________________</text:p>
      <text:p text:style-name="P11">----------- Lancemant du parser ------------</text:p>
      <text:p text:style-name="P11">--------------------------------------------</text:p>
      <text:p text:style-name="P11">Mon erreur &lt;si&gt; ligne 10, colonne 12 : Syntaxe incorrecte &lt;SI &gt;</text:p>
      <text:p text:style-name="P11">-&gt; mais on continue l'analyse... </text:p>
      <text:p text:style-name="P11">Mon erreur fatale &lt;si&gt; ligne 10, colonne 12 : Recuperation impossible &lt;SI &gt;</text:p>
      <text:p text:style-name="P11">-&gt; arr�t de l'analyse…</text:p>
      <text:p text:style-name="P12"/>
      <text:p text:style-name="P12"/>
      <text:p text:style-name="P12">Rapport de compilation pour l’exemple n°3 :</text:p>
      <text:p text:style-name="P12"/>
      <text:p text:style-name="P11">--------------------------------------------</text:p>
      <text:p text:style-name="P11">Cette génération concerne les fichiers [projet]</text:p>
      <text:p text:style-name="P11">--------------------------------------------</text:p>
      <text:p text:style-name="P11">____________________________________________</text:p>
      <text:p text:style-name="P11">---------- DEBUT Génération JFlex ----------</text:p>
      <text:p text:style-name="P11">--------------------------------------------</text:p>
      <text:p text:style-name="P11">Reading "projet.lex"</text:p>
      <text:p text:style-name="P11"/>
      <text:p text:style-name="P11">Warning in file "projet.lex" (line 210): </text:p>
      <text:p text:style-name="P11">Expression matches the empty string, which may lead to non-termination.</text:p>
      <text:p text:style-name="P11">{comparateurs} {return new Symbol (sym.t_comparateurs, new String(yytext()));}</text:p>
      <text:p text:style-name="P11"/>
      <text:p text:style-name="P11">Warning in file "projet.lex" (line 214): </text:p>
      <text:p text:style-name="P11">Expression matches the empty string, which may lead to non-termination.</text:p>
      <text:p text:style-name="P11">[\ \n\t]* {}</text:p>
      <text:p text:style-name="P11">Constructing NFA : 1 367 states in NFA</text:p>
      <text:p text:style-name="P11">Converting NFA to DFA : </text:p>
      <text:p text:style-name="P11">...................................................................................................................................................................................................................................................................................................................................................................................................................................................................................</text:p>
      <text:p text:style-name="P11">469 states before minimization, 411 states in minimized DFA</text:p>
      <text:p text:style-name="P11">Writing code to "Yylex.java"</text:p>
      <text:p text:style-name="P11">--------------------------------------------</text:p>
      <text:p text:style-name="P11">----------- FIN Génération JFlex -----------</text:p>
      <text:p text:style-name="P11">____________________________________________</text:p>
      <text:p text:style-name="P11">----------- DEBUT Génération CUP -----------</text:p>
      <text:p text:style-name="P11">--------------------------------------------</text:p>
      <text:p text:style-name="P11">------- CUP v0.11a beta 20060608 Parser Generation Summary -------</text:p>
      <text:p text:style-name="P11"><text:s text:c="2"/>0 errors and 0 warnings</text:p>
      <text:p text:style-name="P11"><text:s text:c="2"/>47 terminals, 56 non-terminals, and 84 productions declared, </text:p>
      <text:p text:style-name="P11"><text:s text:c="2"/>producing 189 unique parse states.</text:p>
      <text:p text:style-name="P11"><text:s text:c="2"/>0 terminals declared but not used.</text:p>
      <text:p text:style-name="P11"><text:s text:c="2"/>0 non-terminals declared but not used.</text:p>
      <text:p text:style-name="P11"><text:soft-page-break/><text:s text:c="2"/>0 productions never reduced.</text:p>
      <text:p text:style-name="P11"><text:s text:c="2"/>0 conflicts detected (0 expected).</text:p>
      <text:p text:style-name="P11"><text:s text:c="2"/>Code written to "parser.java", and "sym.java".</text:p>
      <text:p text:style-name="P11">---------------------------------------------------- (v0.11a beta 20060608)</text:p>
      <text:p text:style-name="P11">--------------------------------------------</text:p>
      <text:p text:style-name="P11">------------ FIN Génération CUP ------------</text:p>
      <text:p text:style-name="P11">____________________________________________</text:p>
      <text:p text:style-name="P11">------------ DEBUT Compilation -------------</text:p>
      <text:p text:style-name="P11">--------------------------------------------</text:p>
      <text:p text:style-name="P11">--------------------------------------------</text:p>
      <text:p text:style-name="P11">------------- FIN Compilation --------------</text:p>
      <text:p text:style-name="P11">____________________________________________</text:p>
      <text:p text:style-name="P11">----------- Lancemant du parser ------------</text:p>
      <text:p text:style-name="P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Liberation Serif" fo:font-size="12pt" fo:language="fr" fo:country="FR"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Liberation Serif" fo:font-size="12pt" fo:language="fr" fo:country="FR"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00%" fo:text-align="start" style:justify-single-word="false" fo:keep-together="auto" fo:orphans="2" fo:widows="2" fo:text-indent="0cm" style:auto-text-indent="false" fo:keep-with-next="auto"/>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423cm" fo:margin-bottom="0.212cm" loext:contextual-spacing="false" fo:line-height="100%" fo:keep-together="always" fo:orphans="2" fo:widows="2" fo:text-indent="0cm" style:auto-text-indent="false" fo:keep-with-next="always"/>
      <style:text-properties fo:color="#000000" style:font-name="Liberation Sans1" fo:font-family="'Liberation Sans'" style:font-family-generic="roman" style:font-pitch="variable" fo:font-size="18pt" fo:font-weight="bold" style:font-name-asian="Liberation Sans2" style:font-family-asian="'Liberation Sans'"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0cm" fo:margin-right="0cm" fo:margin-top="0.353cm" fo:margin-bottom="0.212cm" loext:contextual-spacing="false" fo:line-height="100%" fo:keep-together="always" fo:orphans="2" fo:widows="2" fo:text-indent="0cm" style:auto-text-indent="false" fo:keep-with-next="always"/>
      <style:text-properties fo:color="#000000" style:font-name="Liberation Sans1" fo:font-family="'Liberation Sans'" style:font-family-generic="roman" style:font-pitch="variable" fo:font-size="16pt" fo:font-weight="bold" style:font-name-asian="Liberation Sans2" style:font-family-asian="'Liberation Sans'" style:font-family-generic-asian="system" style:font-pitch-asian="variable" style:font-size-asian="16pt" style:font-weight-asian="bold" style:font-name-complex="Liberation Sans2" style:font-family-complex="'Liberation Sans'"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cm" fo:margin-right="0cm" fo:margin-top="0.247cm" fo:margin-bottom="0.212cm" loext:contextual-spacing="false" fo:line-height="100%" fo:keep-together="always" fo:orphans="2" fo:widows="2" fo:text-indent="0cm" style:auto-text-indent="false" fo:keep-with-next="always"/>
      <style:text-properties fo:color="#000000" style:font-name="Liberation Sans1" fo:font-family="'Liberation Sans'" style:font-family-generic="roman" style:font-pitch="variable" fo:font-size="14pt" fo:font-weight="bold" style:font-name-asian="Liberation Sans2" style:font-family-asian="'Liberation Sans'"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423cm" fo:margin-bottom="0.212cm" loext:contextual-spacing="false" fo:line-height="100%" fo:text-align="center" style:justify-single-word="false" fo:keep-together="always" fo:orphans="2" fo:widows="2" fo:keep-with-next="always"/>
      <style:text-properties fo:color="#000000" style:font-name="Liberation Sans1" fo:font-family="'Liberation Sans'" style:font-family-generic="roman" style:font-pitch="variable" fo:font-size="28pt" fo:font-weight="bold" style:font-name-asian="Liberation Sans2" style:font-family-asian="'Liberation Sans'"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106cm" fo:margin-bottom="0.212cm" loext:contextual-spacing="false" fo:line-height="100%" fo:text-align="center" style:justify-single-word="false" fo:keep-together="always" fo:orphans="2" fo:widows="2" fo:keep-with-next="always"/>
      <style:text-properties fo:color="#000000" style:font-name="Liberation Sans1" fo:font-family="'Liberation Sans'" style:font-family-generic="roman" style:font-pitch="variable" fo:font-size="18pt" fo:font-style="italic" fo:font-weight="normal" style:font-name-asian="Liberation Sans2" style:font-family-asian="'Liberation Sans'" style:font-family-generic-asian="system" style:font-pitch-asian="variable" style:font-size-asian="18pt" style:font-style-asian="italic" style:font-weight-asian="normal" style:font-name-complex="Liberation Sans2" style:font-family-complex="'Liberation Sans'" style:font-family-generic-complex="system" style:font-pitch-complex="variable" style:font-size-complex="18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margin-left="0.762cm"/>
        </style:list-level-properties>
      </text:list-level-style-number>
      <text:list-level-style-number text:level="2" style:num-suffix="​" style:num-format="">
        <style:list-level-properties text:list-level-position-and-space-mode="label-alignment">
          <style:list-level-label-alignment text:label-followed-by="listtab" fo:margin-left="1.016cm"/>
        </style:list-level-properties>
      </text:list-level-style-number>
      <text:list-level-style-number text:level="3" style:num-suffix="​" style:num-format="">
        <style:list-level-properties text:list-level-position-and-space-mode="label-alignment">
          <style:list-level-label-alignment text:label-followed-by="listtab" fo:margin-left="1.27cm"/>
        </style:list-level-properties>
      </text:list-level-style-number>
      <text:list-level-style-number text:level="4" style:num-suffix="​" style:num-format="">
        <style:list-level-properties text:list-level-position-and-space-mode="label-alignment">
          <style:list-level-label-alignment text:label-followed-by="listtab" fo:margin-left="1.524cm"/>
        </style:list-level-properties>
      </text:list-level-style-number>
      <text:list-level-style-number text:level="5" style:num-suffix="​" style:num-format="">
        <style:list-level-properties text:list-level-position-and-space-mode="label-alignment">
          <style:list-level-label-alignment text:label-followed-by="listtab" fo:margin-left="1.778cm"/>
        </style:list-level-properties>
      </text:list-level-style-number>
      <text:list-level-style-number text:level="6" style:num-suffix="​" style:num-format="">
        <style:list-level-properties text:list-level-position-and-space-mode="label-alignment">
          <style:list-level-label-alignment text:label-followed-by="listtab" fo:margin-left="2.032cm"/>
        </style:list-level-properties>
      </text:list-level-style-number>
      <text:list-level-style-number text:level="7" style:num-suffix="​" style:num-format="">
        <style:list-level-properties text:list-level-position-and-space-mode="label-alignment">
          <style:list-level-label-alignment text:label-followed-by="listtab" fo:margin-left="2.286cm"/>
        </style:list-level-properties>
      </text:list-level-style-number>
      <text:list-level-style-number text:level="8" style:num-suffix="​" style:num-format="">
        <style:list-level-properties text:list-level-position-and-space-mode="label-alignment">
          <style:list-level-label-alignment text:label-followed-by="listtab" fo:margin-left="2.54cm"/>
        </style:list-level-properties>
      </text:list-level-style-number>
      <text:list-level-style-number text:level="9" style:num-suffix="​" style:num-format="">
        <style:list-level-properties text:list-level-position-and-space-mode="label-alignment">
          <style:list-level-label-alignment text:label-followed-by="listtab"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fo:background-color="#ffffff"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2-11T22:56:37.000390038</dc:date>
    <meta:editing-duration>PT7M56S</meta:editing-duration>
    <meta:editing-cycles>2</meta:editing-cycles>
    <meta:generator>LibreOffice/5.1.4.2$Linux_X86_64 LibreOffice_project/10m0$Build-2</meta:generator>
    <meta:document-statistic meta:table-count="0" meta:image-count="0" meta:object-count="0" meta:page-count="9" meta:paragraph-count="252" meta:word-count="1572" meta:character-count="14302" meta:non-whitespace-character-count="12631"/>
  </office:meta>
</office:document-meta>
</file>